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2000003000F9E07D50754D287.png" manifest:media-type="image/png"/>
  <manifest:file-entry manifest:full-path="Pictures/100000010000033A000002C6083DF4B8C648B474.png" manifest:media-type="image/png"/>
  <manifest:file-entry manifest:full-path="Pictures/10000001000004620000029DFE0722CA3E212B11.png" manifest:media-type="image/png"/>
  <manifest:file-entry manifest:full-path="Pictures/10000001000005620000022DA659482B8D9A50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001cm, 1.77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415cm" svg:height="14.95cm" svg:x="5.08cm" svg:y="0.29cm">
          <draw:image xlink:href="Pictures/10000001000003B2000003000F9E07D50754D2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054cm" svg:height="13.8cm" svg:x="6.35cm" svg:y="0.805cm">
          <draw:image xlink:href="Pictures/100000010000033A000002C6083DF4B8C648B4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2.64cm" svg:height="13.499cm" svg:x="2.76cm" svg:y="1.106cm">
          <draw:image xlink:href="Pictures/10000001000004620000029DFE0722CA3E212B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1" draw:layer="layout" svg:width="26.035cm" svg:height="11.058cm" svg:x="0.635cm" svg:y="2.277cm">
          <draw:image xlink:href="Pictures/10000001000005620000022DA659482B8D9A50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2T09:30:15.072000000</meta:creation-date>
    <dc:date>2022-04-22T09:35:02.288000000</dc:date>
    <meta:editing-duration>PT4M48S</meta:editing-duration>
    <meta:editing-cycles>1</meta:editing-cycles>
    <meta:document-statistic meta:object-count="33"/>
    <meta:generator>LibreOffice/7.3.2.2$Windows_X86_64 LibreOffice_project/49f2b1bff42cfccbd8f788c8dc32c1c309559be0</meta:generator>
  </office:meta>
</office:document-meta>
</file>